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d326" officeooo:paragraph-rsid="001ad326"/>
    </style:style>
    <style:style style:name="P2" style:family="paragraph" style:parent-style-name="Standard">
      <style:text-properties fo:font-size="10pt" officeooo:rsid="001ad326" officeooo:paragraph-rsid="001ad326" style:font-size-asian="10pt" style:font-size-complex="10pt"/>
    </style:style>
    <style:style style:name="P3" style:family="paragraph" style:parent-style-name="Standard">
      <style:text-properties fo:font-size="10pt" officeooo:rsid="001cbb3a" officeooo:paragraph-rsid="001cbb3a" style:font-size-asian="10pt" style:font-size-complex="10pt"/>
    </style:style>
    <style:style style:name="P4" style:family="paragraph" style:parent-style-name="Standard">
      <style:text-properties fo:font-size="10pt" officeooo:rsid="001d0ace" officeooo:paragraph-rsid="001d0ace" style:font-size-asian="10pt" style:font-size-complex="10pt"/>
    </style:style>
    <style:style style:name="P5" style:family="paragraph" style:parent-style-name="Standard">
      <style:text-properties fo:font-size="10pt" officeooo:rsid="002130fd" officeooo:paragraph-rsid="002130fd" style:font-size-asian="10pt" style:font-size-complex="10pt"/>
    </style:style>
    <style:style style:name="P6" style:family="paragraph" style:parent-style-name="Standard">
      <style:text-properties style:font-name="Liberation Mono" fo:font-size="10pt" officeooo:rsid="001dd333" officeooo:paragraph-rsid="001dd333" style:font-size-asian="10pt" style:font-size-complex="10pt"/>
    </style:style>
    <style:style style:name="P7" style:family="paragraph" style:parent-style-name="Title">
      <style:text-properties fo:font-size="20pt" style:font-size-asian="20pt" style:font-size-complex="20pt"/>
    </style:style>
    <style:style style:name="T1" style:family="text">
      <style:text-properties officeooo:rsid="001cbb3a"/>
    </style:style>
    <style:style style:name="T2" style:family="text">
      <style:text-properties officeooo:rsid="001dd333"/>
    </style:style>
    <style:style style:name="T3" style:family="text">
      <style:text-properties officeooo:rsid="001f17b0"/>
    </style:style>
    <style:style style:name="T4" style:family="text">
      <style:text-properties officeooo:rsid="002100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LANG e CLANG-TIDY</text:p>
      <text:p text:style-name="P1"/>
      <text:p text:style-name="P2">clang <text:tab/><text:tab/><text:tab/><text:tab/><text:tab/><text:tab/><text:span text:style-name="T1">per file C ,</text:span>utilizza le stesse flag di gcc in compilazione</text:p>
      <text:p text:style-name="P2">clang++ <text:tab/><text:tab/><text:tab/><text:tab/><text:tab/>per <text:span text:style-name="T1">file </text:span>C++</text:p>
      <text:p text:style-name="P3">clang-tidy FILE -checks=ARG<text:tab/><text:tab/><text:tab/>per effettuare check sul codice</text:p>
      <text:p text:style-name="P3">clang-tidy file.cpp -checks=cppcoreguidelines-*<text:tab/>check su file.cpp di tutte le guideline C++</text:p>
      <text:p text:style-name="P5">clang-tidy file.cpp -checks=*</text:p>
      <text:p text:style-name="P3"/>
      <text:p text:style-name="P4">FILE IMPOSTAZIONI .clang-tidy</text:p>
      <text:p text:style-name="P3"/>
      <text:p text:style-name="P4">Il file .clang-tidy può contenere i settaggi per clang-tidy, <text:span text:style-name="T2">es:</text:span></text:p>
      <text:p text:style-name="P6">Checks: ‘clang-diagnostic-* ,clang-analyzer-* ,cpp-core-guidelines-*,’</text:p>
      <text:p text:style-name="P6">Wa<text:span text:style-name="T3">r</text:span>ningsAsError<text:span text:style-name="T4">s</text:span>: true</text:p>
      <text:p text:style-name="P6">AnalyzeTemporaryDtors: fal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7T20:32:25.077000000</meta:creation-date>
    <dc:date>2023-07-07T20:48:28.401000000</dc:date>
    <meta:editing-duration>PT15M59S</meta:editing-duration>
    <meta:editing-cycles>7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1" meta:word-count="62" meta:character-count="507" meta:non-whitespace-character-count="443"/>
  </office:meta>
</office:document-meta>
</file>